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SiDo Help</text:h>
      <text:p text:style-name="Standard"/>
      <text:p text:style-name="Standard">Packaging Basics</text:p>
      <text:p text:style-name="Standard"/>
      <text:p text:style-name="Standard">PSPEC File</text:p>
      <text:p text:style-name="Standard"/>
      <text:p text:style-name="Standard">Actions API File</text:p>
      <text:p text:style-name="Standard"/>
      <text:p text:style-name="Standard">Translation File</text:p>
      <text:p text:style-name="Standard"/>
      <text:p text:style-name="Standard">Files Directory</text:p>
      <text:p text:style-name="Standard">Aditional Files</text:p>
      <text:p text:style-name="Standard">Patches</text:p>
      <text:p text:style-name="Standard"/>
      <text:p text:style-name="Standard"/>
      <text:p text:style-name="Standard">PiSiDo GUI</text:p>
      <text:p text:style-name="Standard">Central Fields</text:p>
      <text:p text:style-name="Standard">Dock Windows</text:p>
      <text:p text:style-name="Standard">Menu</text:p>
      <text:p text:style-name="Standard">Aditional File</text:p>
      <text:p text:style-name="Standard">Patches</text:p>
      <text:p text:style-name="Standard">Install Label</text:p>
      <text:p text:style-name="Standard">History</text:p>
      <text:p text:style-name="Standard"/>
      <text:p text:style-name="Standard">PiSiDo Menus</text:p>
      <text:p text:style-name="Standard">File</text:p>
      <text:p text:style-name="Standard">...</text:p>
      <text:p text:style-name="Standard">View</text:p>
      <text:p text:style-name="Standard">Tools</text:p>
      <text:p text:style-name="Standard">Help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3T15:36:01</meta:creation-date>
    <dc:date>2011-08-17T00:30:11</dc:date>
    <meta:editing-duration>PT11M18S</meta:editing-duration>
    <meta:editing-cycles>3</meta:editing-cycles>
    <meta:generator>LibreOffice/3.4$Unix LibreOffice_project/340m1$Build-203</meta:generator>
    <meta:keyword>PiSiDo Help</meta:keyword>
    <dc:subject>Help File</dc:subject>
    <dc:title>PiSiDo Help</dc:title>
    <meta:document-statistic meta:table-count="0" meta:image-count="0" meta:object-count="0" meta:page-count="1" meta:paragraph-count="22" meta:word-count="36" meta:character-count="219" meta:non-whitespace-character-count="205"/>
    <meta:user-defined meta:name="Yazan kişi">Hüseyin Kozan</meta:user-defined>
  </office:meta>
</office:document-meta>
</file>